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4"/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" office:value-type="string" calcext:value-type="string">
            <text:p>Measurement day 1</text:p>
          </table:table-cell>
          <table:table-cell table:number-columns-repeated="25"/>
        </table:table-row>
        <table:table-row table:style-name="ro1">
          <table:table-cell table:style-name="ce4" office:value-type="date" office:date-value="2020-11-30" calcext:value-type="date">
            <text:p>2020-11-3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Pulser tes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utput voltages (mV, measured with oscilloscope)</text:p>
          </table:table-cell>
          <table:table-cell table:number-columns-repeated="25"/>
        </table:table-row>
        <table:table-row table:style-name="ro1">
          <table:table-cell office:value-type="float" office:value="50.7" calcext:value-type="float">
            <text:p>50,7</text:p>
          </table:table-cell>
          <table:table-cell table:number-columns-repeated="25"/>
        </table:table-row>
        <table:table-row table:style-name="ro1">
          <table:table-cell office:value-type="float" office:value="52.7" calcext:value-type="float">
            <text:p>52,7</text:p>
          </table:table-cell>
          <table:table-cell table:number-columns-repeated="25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25"/>
        </table:table-row>
        <table:table-row table:style-name="ro1">
          <table:table-cell office:value-type="float" office:value="50.7" calcext:value-type="float">
            <text:p>50,7</text:p>
          </table:table-cell>
          <table:table-cell table:number-columns-repeated="25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oltage setting (mV)</text:p>
          </table:table-cell>
          <table:table-cell table:number-columns-repeated="25"/>
        </table:table-row>
        <table:table-row table:style-name="ro1">
          <table:table-cell office:value-type="float" office:value="0.305" calcext:value-type="float">
            <text:p>0,305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Rise time (ns)</text:p>
          </table:table-cell>
          <table:table-cell table:number-columns-repeated="25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5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5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5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ces 0-5 are without rise and fall times, and traces 6-10 are with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Without 10x attenu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utput voltages (mV, measured with oscilloscope)</text:p>
          </table:table-cell>
          <table:table-cell table:number-columns-repeated="2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5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5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5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aces 11-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ese were with 1 MOhm termination, so let’s do new measurements to fix things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With 10x attenu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utput voltages (mV, measured with oscilloscope)</text:p>
          </table:table-cell>
          <table:table-cell table:number-columns-repeated="25"/>
        </table:table-row>
        <table:table-row table:style-name="ro1">
          <table:table-cell office:value-type="float" office:value="49.3" calcext:value-type="float">
            <text:p>49,3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float" office:value="51.3" calcext:value-type="float">
            <text:p>51,3</text:p>
          </table:table-cell>
          <table:table-cell table:number-columns-repeated="25"/>
        </table:table-row>
        <table:table-row table:style-name="ro1">
          <table:table-cell office:value-type="float" office:value="49.3" calcext:value-type="float">
            <text:p>49,3</text:p>
          </table:table-cell>
          <table:table-cell table:number-columns-repeated="25"/>
        </table:table-row>
        <table:table-row table:style-name="ro1">
          <table:table-cell office:value-type="float" office:value="50.7" calcext:value-type="float">
            <text:p>50,7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oltage setting (mV)</text:p>
          </table:table-cell>
          <table:table-cell/>
          <table:table-cell office:value-type="string" calcext:value-type="string">
            <text:p>Traces 16-20</text:p>
          </table:table-cell>
          <table:table-cell table:number-columns-repeated="23"/>
        </table:table-row>
        <table:table-row table:style-name="ro1">
          <table:table-cell office:value-type="float" office:value="0.305" calcext:value-type="float">
            <text:p>0,305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Rise time (ns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~ 60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Fall time (µs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~ 20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Without 10x attenu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utput voltages (mV, measured with oscilloscope)</text:p>
          </table:table-cell>
          <table:table-cell table:number-columns-repeated="25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5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Traces 21-25</text:p>
          </table:table-cell>
          <table:table-cell table:number-columns-repeated="2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5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5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We then tried connecting the system through the gain module, but the output voltage was too high with the 10x attenuation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With lower output voltage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With 10x attenu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utput voltages (mV, measured with oscilloscope)</text:p>
          </table:table-cell>
          <table:table-cell table:number-columns-repeated="25"/>
        </table:table-row>
        <table:table-row table:style-name="ro1">
          <table:table-cell office:value-type="float" office:value="24.7" calcext:value-type="float">
            <text:p>24,7</text:p>
          </table:table-cell>
          <table:table-cell table:number-columns-repeated="25"/>
        </table:table-row>
        <table:table-row table:style-name="ro1">
          <table:table-cell office:value-type="float" office:value="24.3" calcext:value-type="float">
            <text:p>24,3</text:p>
          </table:table-cell>
          <table:table-cell table:number-columns-repeated="25"/>
        </table:table-row>
        <table:table-row table:style-name="ro1">
          <table:table-cell office:value-type="float" office:value="24.7" calcext:value-type="float">
            <text:p>24,7</text:p>
          </table:table-cell>
          <table:table-cell table:number-columns-repeated="25"/>
        </table:table-row>
        <table:table-row table:style-name="ro1">
          <table:table-cell office:value-type="float" office:value="23.7" calcext:value-type="float">
            <text:p>23,7</text:p>
          </table:table-cell>
          <table:table-cell table:number-columns-repeated="25"/>
        </table:table-row>
        <table:table-row table:style-name="ro1">
          <table:table-cell office:value-type="float" office:value="26.3" calcext:value-type="float">
            <text:p>26,3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Rise time (ns)</text:p>
          </table:table-cell>
          <table:table-cell table:number-columns-repeated="25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5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5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5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5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Fall time (µs)</text:p>
          </table:table-cell>
          <table:table-cell table:number-columns-repeated="25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5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5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Voltage setting (mV)</text:p>
          </table:table-cell>
          <table:table-cell table:number-columns-repeated="25"/>
        </table:table-row>
        <table:table-row table:style-name="ro1">
          <table:table-cell office:value-type="float" office:value="0.275" calcext:value-type="float">
            <text:p>0,275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ces 26-3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Without 10x attenuatio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utput voltages (mV, measured with oscilloscope)</text:p>
          </table:table-cell>
          <table:table-cell table:number-columns-repeated="25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formula="of:=AVERAGE([.A91:.A95])" office:value-type="float" office:value="226" calcext:value-type="float">
            <text:p>226</text:p>
          </table:table-cell>
          <table:table-cell table:number-columns-repeated="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5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5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5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Rise time (ns)</text:p>
          </table:table-cell>
          <table:table-cell table:number-columns-repeated="25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5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5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5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5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Fall time (µs)</text:p>
          </table:table-cell>
          <table:table-cell table:number-columns-repeated="2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5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5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ces 31-35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With gain system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Fine gain</text:p>
          </table:table-cell>
          <table:table-cell office:value-type="string" calcext:value-type="string">
            <text:p>10,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arse gain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aces 35-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l_10_226.mca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he pulser voltage before gain was not tested with the oscilloscope, so this measurement should not be used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192.24" calcext:value-type="float">
            <text:p>192,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2.2004" calcext:value-type="float">
            <text:p>2,20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378" calcext:value-type="float">
            <text:p>3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5.14" calcext:value-type="float">
            <text:p>5,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.45" calcext:value-type="float">
            <text:p>9,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378" calcext:value-type="float">
            <text:p>378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oved oscilloscope to the pulser output instead of the gain output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Output voltages (mV, measured with oscilloscope)</text:p>
          </table:table-cell>
          <table:table-cell table:number-columns-repeated="25"/>
        </table:table-row>
        <table:table-row table:style-name="ro1">
          <table:table-cell office:value-type="float" office:value="18.7" calcext:value-type="float">
            <text:p>18,7</text:p>
          </table:table-cell>
          <table:table-cell/>
          <table:table-cell table:formula="of:=AVERAGE([.A133:.A137])" office:value-type="float" office:value="18.7" calcext:value-type="float">
            <text:p>18,7</text:p>
          </table:table-cell>
          <table:table-cell table:number-columns-repeated="23"/>
        </table:table-row>
        <table:table-row table:style-name="ro1">
          <table:table-cell office:value-type="float" office:value="18.3" calcext:value-type="float">
            <text:p>18,3</text:p>
          </table:table-cell>
          <table:table-cell table:number-columns-repeated="25"/>
        </table:table-row>
        <table:table-row table:style-name="ro1">
          <table:table-cell office:value-type="float" office:value="20.2" calcext:value-type="float">
            <text:p>20,2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5"/>
        </table:table-row>
        <table:table-row table:style-name="ro1">
          <table:table-cell office:value-type="float" office:value="18.3" calcext:value-type="float">
            <text:p>18,3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ces 41-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al_10_18.7.mca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117.42" calcext:value-type="float">
            <text:p>117,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2.0178" calcext:value-type="float">
            <text:p>2,01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473" calcext:value-type="float">
            <text:p>4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4.6" calcext:value-type="float">
            <text:p>4,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.46" calcext:value-type="float">
            <text:p>9,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473" calcext:value-type="float">
            <text:p>47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hanged oscilloscope cabl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djusted oscilloscope setting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djusted pulser settings (higher frequency etc.)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Traces 46-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ables 15-2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djusted oscilloscope settings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aces 51-5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ableSet2 0-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0.067" calcext:value-type="float">
            <text:p>0,0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Cal10_1.8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Output voltages (mV, measured with oscilloscope)</text:p>
          </table:table-cell>
          <table:table-cell table:number-columns-repeated="25"/>
        </table:table-row>
        <table:table-row table:style-name="ro1">
          <table:table-cell office:value-type="float" office:value="1.83" calcext:value-type="float">
            <text:p>1,83</text:p>
          </table:table-cell>
          <table:table-cell table:number-columns-repeated="25"/>
        </table:table-row>
        <table:table-row table:style-name="ro1">
          <table:table-cell office:value-type="float" office:value="1.82" calcext:value-type="float">
            <text:p>1,82</text:p>
          </table:table-cell>
          <table:table-cell table:number-columns-repeated="25"/>
        </table:table-row>
        <table:table-row table:style-name="ro1">
          <table:table-cell office:value-type="float" office:value="1.87" calcext:value-type="float">
            <text:p>1,87</text:p>
          </table:table-cell>
          <table:table-cell table:number-columns-repeated="25"/>
        </table:table-row>
        <table:table-row table:style-name="ro1">
          <table:table-cell office:value-type="float" office:value="1.79" calcext:value-type="float">
            <text:p>1,79</text:p>
          </table:table-cell>
          <table:table-cell table:number-columns-repeated="25"/>
        </table:table-row>
        <table:table-row table:style-name="ro1">
          <table:table-cell office:value-type="float" office:value="1.8" calcext:value-type="float">
            <text:p>1,8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55.34" calcext:value-type="float">
            <text:p>55,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8899" calcext:value-type="float">
            <text:p>1,88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8957" calcext:value-type="float">
            <text:p>895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06" calcext:value-type="float">
            <text:p>1,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45" calcext:value-type="float">
            <text:p>91,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8957" calcext:value-type="float">
            <text:p>8957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5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Voltage setting (mV)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56-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3 0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10_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37.24" calcext:value-type="float">
            <text:p>37,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7538" calcext:value-type="float">
            <text:p>1,75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6125" calcext:value-type="float">
            <text:p>61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28" calcext:value-type="float">
            <text:p>1,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42" calcext:value-type="float">
            <text:p>91,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6125" calcext:value-type="float">
            <text:p>6125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0.127" calcext:value-type="float">
            <text:p>0,1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61-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4 0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10_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72.83" calcext:value-type="float">
            <text:p>72,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7118" calcext:value-type="float">
            <text:p>1,7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5850" calcext:value-type="float">
            <text:p>58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31" calcext:value-type="float">
            <text:p>1,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48" calcext:value-type="float">
            <text:p>91,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5850" calcext:value-type="float">
            <text:p>5850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0.285" calcext:value-type="float">
            <text:p>0,2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65-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5 0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10_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120.21" calcext:value-type="float">
            <text:p>120,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6236" calcext:value-type="float">
            <text:p>1,62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7490" calcext:value-type="float">
            <text:p>74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16" calcext:value-type="float">
            <text:p>1,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47" calcext:value-type="float">
            <text:p>91,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7490" calcext:value-type="float">
            <text:p>7490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0.69" calcext:value-type="float">
            <text:p>0,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70-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6 0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_10_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239.1" calcext:value-type="float">
            <text:p>239,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4524" calcext:value-type="float">
            <text:p>1,45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6393" calcext:value-type="float">
            <text:p>63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25" calcext:value-type="float">
            <text:p>1,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46" calcext:value-type="float">
            <text:p>91,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6393" calcext:value-type="float">
            <text:p>639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1.07" calcext:value-type="float">
            <text:p>1,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76-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7 0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_10_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51" calcext:value-type="float">
            <text:p>51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350.79" calcext:value-type="float">
            <text:p>350,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7297" calcext:value-type="float">
            <text:p>1,72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6762" calcext:value-type="float">
            <text:p>67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22" calcext:value-type="float">
            <text:p>1,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52" calcext:value-type="float">
            <text:p>91,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6762" calcext:value-type="float">
            <text:p>6762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1.49" calcext:value-type="float">
            <text:p>1,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81-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8, 0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_10_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68" calcext:value-type="float">
            <text:p>68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475.37" calcext:value-type="float">
            <text:p>475,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9231" calcext:value-type="float">
            <text:p>1,92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7035" calcext:value-type="float">
            <text:p>70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19" calcext:value-type="float">
            <text:p>1,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53" calcext:value-type="float">
            <text:p>91,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7035" calcext:value-type="float">
            <text:p>7035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1.895" calcext:value-type="float">
            <text:p>1,8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86-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9 0-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_10_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69" calcext:value-type="float">
            <text:p>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85" calcext:value-type="float">
            <text:p>85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578.24" calcext:value-type="float">
            <text:p>578,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6876" calcext:value-type="float">
            <text:p>1,68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7389" calcext:value-type="float">
            <text:p>73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16" calcext:value-type="float">
            <text:p>1,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38" calcext:value-type="float">
            <text:p>91,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7396" calcext:value-type="float">
            <text:p>7396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1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2.27" calcext:value-type="float">
            <text:p>2,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91-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10 0-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_10_1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83" calcext:value-type="float">
            <text:p>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102" calcext:value-type="float">
            <text:p>102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707.09" calcext:value-type="float">
            <text:p>707,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5145" calcext:value-type="float">
            <text:p>1,5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6484" calcext:value-type="float">
            <text:p>64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24" calcext:value-type="float">
            <text:p>1,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5" calcext:value-type="float">
            <text:p>91,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6484" calcext:value-type="float">
            <text:p>6484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2.695" calcext:value-type="float">
            <text:p>2,6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96-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11 0-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_10_1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97" calcext:value-type="float">
            <text:p>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121" calcext:value-type="float">
            <text:p>121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831.75" calcext:value-type="float">
            <text:p>831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7009" calcext:value-type="float">
            <text:p>1,70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6576" calcext:value-type="float">
            <text:p>65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23" calcext:value-type="float">
            <text:p>1,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46" calcext:value-type="float">
            <text:p>91,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6578" calcext:value-type="float">
            <text:p>6578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3.24" calcext:value-type="float">
            <text:p>3,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100-1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12 0-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_10_1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108" calcext:value-type="float">
            <text:p>1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136" calcext:value-type="float">
            <text:p>136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928.75" calcext:value-type="float">
            <text:p>928,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7355" calcext:value-type="float">
            <text:p>1,73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7308" calcext:value-type="float">
            <text:p>73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17" calcext:value-type="float">
            <text:p>1,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51" calcext:value-type="float">
            <text:p>91,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7308" calcext:value-type="float">
            <text:p>7308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setting (mV)</text:p>
          </table:table-cell>
          <table:table-cell office:value-type="float" office:value="3.27" calcext:value-type="float">
            <text:p>3,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ces</text:p>
          </table:table-cell>
          <table:table-cell office:value-type="string" calcext:value-type="string">
            <text:p>106-1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ables</text:p>
          </table:table-cell>
          <table:table-cell office:value-type="string" calcext:value-type="string">
            <text:p>TableSet12 0-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Cal_10_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oscilloscope)</text:p>
          </table:table-cell>
          <table:table-cell office:value-type="float" office:value="117" calcext:value-type="float">
            <text:p>1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utput V (eye)</text:p>
          </table:table-cell>
          <table:table-cell office:value-type="float" office:value="145" calcext:value-type="float">
            <text:p>145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1003.97" calcext:value-type="float">
            <text:p>1003,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.4466" calcext:value-type="float">
            <text:p>1,44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8404" calcext:value-type="float">
            <text:p>84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09" calcext:value-type="float">
            <text:p>1,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91.51" calcext:value-type="float">
            <text:p>91,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8404" calcext:value-type="float">
            <text:p>8404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Detector measuremen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rimary peak channel</text:p>
          </table:table-cell>
          <table:table-cell office:value-type="float" office:value="100" calcext:value-type="float">
            <text:p>1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condary peack channel</text:p>
          </table:table-cell>
          <table:table-cell office:value-type="float" office:value="50" calcext:value-type="float">
            <text:p>50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Primary peak (preliminary data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99.35" calcext:value-type="float">
            <text:p>99,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6.78" calcext:value-type="float">
            <text:p>16,78</text:p>
          </table:table-cell>
          <table:table-cell/>
          <table:table-cell table:formula="of:=[.B351]/[.B350]" office:value-type="float" office:value="0.168897835933568" calcext:value-type="float">
            <text:p>0,16889783593356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39.377" calcext:value-type="float">
            <text:p>39,3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0.51" calcext:value-type="float">
            <text:p>0,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77.46" calcext:value-type="float">
            <text:p>77,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41.9" calcext:value-type="float">
            <text:p>41,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Secondary peak (preliminary data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51.36" calcext:value-type="float">
            <text:p>51,36</text:p>
          </table:table-cell>
          <table:table-cell table:number-columns-repeated="5"/>
          <table:table-cell office:value-type="string" calcext:value-type="string">
            <text:p>Plot the energy resolution (Delta E/E) as a function of the voltage</text:p>
          </table:table-cell>
          <table:table-cell table:number-columns-repeated="5"/>
          <table:table-cell office:value-type="string" calcext:value-type="string">
            <text:p>Spectral correction is a good ide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1.5052" calcext:value-type="float">
            <text:p>11,5052</text:p>
          </table:table-cell>
          <table:table-cell table:number-columns-repeated="5"/>
          <table:table-cell office:value-type="string" calcext:value-type="string">
            <text:p>It may be an upwards opening parabola or a lin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2.273" calcext:value-type="float">
            <text:p>2,273</text:p>
          </table:table-cell>
          <table:table-cell table:number-columns-repeated="5"/>
          <table:table-cell office:value-type="string" calcext:value-type="string">
            <text:p>Discuss the meaning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2.6" calcext:value-type="float">
            <text:p>2,6</text:p>
          </table:table-cell>
          <table:table-cell table:number-columns-repeated="5"/>
          <table:table-cell office:value-type="string" calcext:value-type="string">
            <text:p>Try to do this before tomorro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4.04" calcext:value-type="float">
            <text:p>4,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2989" calcext:value-type="float">
            <text:p>2989</text:p>
          </table:table-cell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1" office:value-type="string" calcext:value-type="string">
            <text:p>High voltage scan for Fe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Fine gain is 10 as previously, so the actual gain is x10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6" office:value-type="float" office:value="100" calcext:value-type="float">
            <text:p>100</text:p>
          </table:table-cell>
          <table:table-cell table:number-columns-repeated="6" office:value-type="float" office:value="40" calcext:value-type="float">
            <text:p>4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1602" calcext:value-type="float">
            <text:p>1602</text:p>
          </table:table-cell>
          <table:table-cell office:value-type="float" office:value="1649" calcext:value-type="float">
            <text:p>1649</text:p>
          </table:table-cell>
          <table:table-cell office:value-type="float" office:value="1700" calcext:value-type="float">
            <text:p>1700</text:p>
          </table:table-cell>
          <table:table-cell office:value-type="float" office:value="1752" calcext:value-type="float">
            <text:p>1752</text:p>
          </table:table-cell>
          <table:table-cell office:value-type="float" office:value="1802" calcext:value-type="float">
            <text:p>1802</text:p>
          </table:table-cell>
          <table:table-cell table:number-columns-repeated="2" office:value-type="float" office:value="1803" calcext:value-type="float">
            <text:p>1803</text:p>
          </table:table-cell>
          <table:table-cell office:value-type="float" office:value="1853" calcext:value-type="float">
            <text:p>1853</text:p>
          </table:table-cell>
          <table:table-cell office:value-type="float" office:value="1903" calcext:value-type="float">
            <text:p>1903</text:p>
          </table:table-cell>
          <table:table-cell office:value-type="float" office:value="1853" calcext:value-type="float">
            <text:p>1853</text:p>
          </table:table-cell>
          <table:table-cell office:value-type="float" office:value="1903" calcext:value-type="float">
            <text:p>1903</text:p>
          </table:table-cell>
          <table:table-cell office:value-type="float" office:value="1950" calcext:value-type="float">
            <text:p>1950</text:p>
          </table:table-cell>
          <table:table-cell office:value-type="float" office:value="1903" calcext:value-type="float">
            <text:p>1903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2052" calcext:value-type="float">
            <text:p>2052</text:p>
          </table:table-cell>
          <table:table-cell table:number-columns-repeated="2" office:value-type="float" office:value="2100" calcext:value-type="float">
            <text:p>2100</text:p>
          </table:table-cell>
          <table:table-cell office:value-type="float" office:value="2152" calcext:value-type="float">
            <text:p>2152</text:p>
          </table:table-cell>
          <table:table-cell table:number-columns-repeated="2" office:value-type="float" office:value="2200" calcext:value-type="float">
            <text:p>2200</text:p>
          </table:table-cell>
          <table:table-cell office:value-type="float" office:value="2251" calcext:value-type="float">
            <text:p>2251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228.54" calcext:value-type="float">
            <text:p>228,54</text:p>
          </table:table-cell>
          <table:table-cell office:value-type="float" office:value="312.24" calcext:value-type="float">
            <text:p>312,24</text:p>
          </table:table-cell>
          <table:table-cell office:value-type="float" office:value="447.09" calcext:value-type="float">
            <text:p>447,09</text:p>
          </table:table-cell>
          <table:table-cell office:value-type="float" office:value="643.2" calcext:value-type="float">
            <text:p>643,2</text:p>
          </table:table-cell>
          <table:table-cell office:value-type="float" office:value="900.32" calcext:value-type="float">
            <text:p>900,32</text:p>
          </table:table-cell>
          <table:table-cell office:value-type="float" office:value="901.72" calcext:value-type="float">
            <text:p>901,72</text:p>
          </table:table-cell>
          <table:table-cell office:value-type="float" office:value="374.08" calcext:value-type="float">
            <text:p>374,08</text:p>
          </table:table-cell>
          <table:table-cell office:value-type="float" office:value="536.29" calcext:value-type="float">
            <text:p>536,29</text:p>
          </table:table-cell>
          <table:table-cell office:value-type="float" office:value="778.57" calcext:value-type="float">
            <text:p>778,57</text:p>
          </table:table-cell>
          <table:table-cell office:value-type="float" office:value="525.92" calcext:value-type="float">
            <text:p>525,92</text:p>
          </table:table-cell>
          <table:table-cell office:value-type="float" office:value="774.54" calcext:value-type="float">
            <text:p>774,54</text:p>
          </table:table-cell>
          <table:table-cell/>
          <table:table-cell office:value-type="float" office:value="376.4" calcext:value-type="float">
            <text:p>376,4</text:p>
          </table:table-cell>
          <table:table-cell office:value-type="float" office:value="538.59" calcext:value-type="float">
            <text:p>538,59</text:p>
          </table:table-cell>
          <table:table-cell office:value-type="float" office:value="772.93" calcext:value-type="float">
            <text:p>772,93</text:p>
          </table:table-cell>
          <table:table-cell office:value-type="float" office:value="387.31" calcext:value-type="float">
            <text:p>387,31</text:p>
          </table:table-cell>
          <table:table-cell office:value-type="float" office:value="571.31" calcext:value-type="float">
            <text:p>571,31</text:p>
          </table:table-cell>
          <table:table-cell office:value-type="float" office:value="576.33" calcext:value-type="float">
            <text:p>576,33</text:p>
          </table:table-cell>
          <table:table-cell office:value-type="float" office:value="838.95" calcext:value-type="float">
            <text:p>838,95</text:p>
          </table:table-cell>
          <table:table-cell office:value-type="float" office:value="343.81" calcext:value-type="float">
            <text:p>343,81</text:p>
          </table:table-cell>
          <table:table-cell office:value-type="float" office:value="509.25" calcext:value-type="float">
            <text:p>509,25</text:p>
          </table:table-cell>
          <table:table-cell office:value-type="float" office:value="733.87" calcext:value-type="float">
            <text:p>733,87</text:p>
          </table:table-cell>
          <table:table-cell office:value-type="float" office:value="357.18" calcext:value-type="float">
            <text:p>357,18</text:p>
          </table:table-cell>
          <table:table-cell office:value-type="float" office:value="534.51" calcext:value-type="float">
            <text:p>534,51</text:p>
          </table:table-cell>
          <table:table-cell office:value-type="float" office:value="784.91" calcext:value-type="float">
            <text:p>784,91</text:p>
          </table:table-cell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37.0818" calcext:value-type="float">
            <text:p>37,0818</text:p>
          </table:table-cell>
          <table:table-cell office:value-type="float" office:value="40.8628" calcext:value-type="float">
            <text:p>40,8628</text:p>
          </table:table-cell>
          <table:table-cell office:value-type="float" office:value="54.7084" calcext:value-type="float">
            <text:p>54,7084</text:p>
          </table:table-cell>
          <table:table-cell office:value-type="float" office:value="89.2024" calcext:value-type="float">
            <text:p>89,2024</text:p>
          </table:table-cell>
          <table:table-cell office:value-type="float" office:value="42.9025" calcext:value-type="float">
            <text:p>42,9025</text:p>
          </table:table-cell>
          <table:table-cell office:value-type="float" office:value="63.5445" calcext:value-type="float">
            <text:p>63,5445</text:p>
          </table:table-cell>
          <table:table-cell office:value-type="float" office:value="61.292" calcext:value-type="float">
            <text:p>61,292</text:p>
          </table:table-cell>
          <table:table-cell office:value-type="float" office:value="12.8333" calcext:value-type="float">
            <text:p>12,8333</text:p>
          </table:table-cell>
          <table:table-cell office:value-type="float" office:value="14.8857" calcext:value-type="float">
            <text:p>14,8857</text:p>
          </table:table-cell>
          <table:table-cell office:value-type="float" office:value="51.6655" calcext:value-type="float">
            <text:p>51,6655</text:p>
          </table:table-cell>
          <table:table-cell office:value-type="float" office:value="90.7254" calcext:value-type="float">
            <text:p>90,7254</text:p>
          </table:table-cell>
          <table:table-cell/>
          <table:table-cell office:value-type="float" office:value="56.9931" calcext:value-type="float">
            <text:p>56,9931</text:p>
          </table:table-cell>
          <table:table-cell office:value-type="float" office:value="80.8507" calcext:value-type="float">
            <text:p>80,8507</text:p>
          </table:table-cell>
          <table:table-cell office:value-type="float" office:value="96.5059" calcext:value-type="float">
            <text:p>96,5059</text:p>
          </table:table-cell>
          <table:table-cell office:value-type="float" office:value="60.3485" calcext:value-type="float">
            <text:p>60,3485</text:p>
          </table:table-cell>
          <table:table-cell office:value-type="float" office:value="57.6187" calcext:value-type="float">
            <text:p>57,6187</text:p>
          </table:table-cell>
          <table:table-cell office:value-type="float" office:value="68.8621" calcext:value-type="float">
            <text:p>68,8621</text:p>
          </table:table-cell>
          <table:table-cell office:value-type="float" office:value="53.8678" calcext:value-type="float">
            <text:p>53,8678</text:p>
          </table:table-cell>
          <table:table-cell office:value-type="float" office:value="55.6136" calcext:value-type="float">
            <text:p>55,6136</text:p>
          </table:table-cell>
          <table:table-cell office:value-type="float" office:value="76.55" calcext:value-type="float">
            <text:p>76,55</text:p>
          </table:table-cell>
          <table:table-cell office:value-type="float" office:value="74.7608" calcext:value-type="float">
            <text:p>74,7608</text:p>
          </table:table-cell>
          <table:table-cell office:value-type="float" office:value="56.6165" calcext:value-type="float">
            <text:p>56,6165</text:p>
          </table:table-cell>
          <table:table-cell office:value-type="float" office:value="70.174" calcext:value-type="float">
            <text:p>70,174</text:p>
          </table:table-cell>
          <table:table-cell office:value-type="float" office:value="91.6415" calcext:value-type="float">
            <text:p>91,6415</text:p>
          </table:table-cell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9215" calcext:value-type="float">
            <text:p>9215</text:p>
          </table:table-cell>
          <table:table-cell office:value-type="float" office:value="8792" calcext:value-type="float">
            <text:p>8792</text:p>
          </table:table-cell>
          <table:table-cell office:value-type="float" office:value="8753" calcext:value-type="float">
            <text:p>8753</text:p>
          </table:table-cell>
          <table:table-cell office:value-type="float" office:value="9341" calcext:value-type="float">
            <text:p>9341</text:p>
          </table:table-cell>
          <table:table-cell office:value-type="float" office:value="6687" calcext:value-type="float">
            <text:p>6687</text:p>
          </table:table-cell>
          <table:table-cell office:value-type="float" office:value="5924" calcext:value-type="float">
            <text:p>5924</text:p>
          </table:table-cell>
          <table:table-cell office:value-type="float" office:value="9063" calcext:value-type="float">
            <text:p>9063</text:p>
          </table:table-cell>
          <table:table-cell office:value-type="float" office:value="4324" calcext:value-type="float">
            <text:p>4324</text:p>
          </table:table-cell>
          <table:table-cell office:value-type="float" office:value="4059" calcext:value-type="float">
            <text:p>4059</text:p>
          </table:table-cell>
          <table:table-cell office:value-type="float" office:value="8963" calcext:value-type="float">
            <text:p>8963</text:p>
          </table:table-cell>
          <table:table-cell office:value-type="float" office:value="8400" calcext:value-type="float">
            <text:p>8400</text:p>
          </table:table-cell>
          <table:table-cell/>
          <table:table-cell office:value-type="float" office:value="8956" calcext:value-type="float">
            <text:p>8956</text:p>
          </table:table-cell>
          <table:table-cell office:value-type="float" office:value="9119" calcext:value-type="float">
            <text:p>9119</text:p>
          </table:table-cell>
          <table:table-cell office:value-type="float" office:value="8541" calcext:value-type="float">
            <text:p>8541</text:p>
          </table:table-cell>
          <table:table-cell office:value-type="float" office:value="9234" calcext:value-type="float">
            <text:p>9234</text:p>
          </table:table-cell>
          <table:table-cell office:value-type="float" office:value="9106" calcext:value-type="float">
            <text:p>9106</text:p>
          </table:table-cell>
          <table:table-cell office:value-type="float" office:value="8761" calcext:value-type="float">
            <text:p>8761</text:p>
          </table:table-cell>
          <table:table-cell office:value-type="float" office:value="7968" calcext:value-type="float">
            <text:p>7968</text:p>
          </table:table-cell>
          <table:table-cell office:value-type="float" office:value="8879" calcext:value-type="float">
            <text:p>8879</text:p>
          </table:table-cell>
          <table:table-cell office:value-type="float" office:value="9292" calcext:value-type="float">
            <text:p>9292</text:p>
          </table:table-cell>
          <table:table-cell office:value-type="float" office:value="9382" calcext:value-type="float">
            <text:p>9382</text:p>
          </table:table-cell>
          <table:table-cell office:value-type="float" office:value="9006" calcext:value-type="float">
            <text:p>9006</text:p>
          </table:table-cell>
          <table:table-cell office:value-type="float" office:value="9285" calcext:value-type="float">
            <text:p>9285</text:p>
          </table:table-cell>
          <table:table-cell office:value-type="float" office:value="8818" calcext:value-type="float">
            <text:p>8818</text:p>
          </table:table-cell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05" calcext:value-type="float">
            <text:p>1,05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03" calcext:value-type="float">
            <text:p>1,03</text:p>
          </table:table-cell>
          <table:table-cell office:value-type="float" office:value="1.47" calcext:value-type="float">
            <text:p>1,47</text:p>
          </table:table-cell>
          <table:table-cell office:value-type="float" office:value="1.78" calcext:value-type="float">
            <text:p>1,78</text:p>
          </table:table-cell>
          <table:table-cell office:value-type="float" office:value="1.09" calcext:value-type="float">
            <text:p>1,09</text:p>
          </table:table-cell>
          <table:table-cell office:value-type="float" office:value="1.6" calcext:value-type="float">
            <text:p>1,6</text:p>
          </table:table-cell>
          <table:table-cell office:value-type="float" office:value="1.79" calcext:value-type="float">
            <text:p>1,79</text:p>
          </table:table-cell>
          <table:table-cell office:value-type="float" office:value="1.1" calcext:value-type="float">
            <text:p>1,1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18" calcext:value-type="float">
            <text:p>1,18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13" calcext:value-type="float">
            <text:p>1,13</text:p>
          </table:table-cell>
          <table:table-cell office:value-type="float" office:value="1.27" calcext:value-type="float">
            <text:p>1,27</text:p>
          </table:table-cell>
          <table:table-cell office:value-type="float" office:value="1.11" calcext:value-type="float">
            <text:p>1,11</text:p>
          </table:table-cell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1.12" calcext:value-type="float">
            <text:p>1,12</text:p>
          </table:table-cell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76.79" calcext:value-type="float">
            <text:p>76,79</text:p>
          </table:table-cell>
          <table:table-cell office:value-type="float" office:value="73.26" calcext:value-type="float">
            <text:p>73,26</text:p>
          </table:table-cell>
          <table:table-cell office:value-type="float" office:value="72.94" calcext:value-type="float">
            <text:p>72,94</text:p>
          </table:table-cell>
          <table:table-cell office:value-type="float" office:value="77.84" calcext:value-type="float">
            <text:p>77,84</text:p>
          </table:table-cell>
          <table:table-cell office:value-type="float" office:value="57.23" calcext:value-type="float">
            <text:p>57,23</text:p>
          </table:table-cell>
          <table:table-cell office:value-type="float" office:value="49.37" calcext:value-type="float">
            <text:p>49,37</text:p>
          </table:table-cell>
          <table:table-cell office:value-type="float" office:value="75.53" calcext:value-type="float">
            <text:p>75,53</text:p>
          </table:table-cell>
          <table:table-cell office:value-type="float" office:value="72.07" calcext:value-type="float">
            <text:p>72,07</text:p>
          </table:table-cell>
          <table:table-cell office:value-type="float" office:value="67.65" calcext:value-type="float">
            <text:p>67,65</text:p>
          </table:table-cell>
          <table:table-cell office:value-type="float" office:value="74.69" calcext:value-type="float">
            <text:p>74,6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4.63" calcext:value-type="float">
            <text:p>74,63</text:p>
          </table:table-cell>
          <table:table-cell office:value-type="float" office:value="75.99" calcext:value-type="float">
            <text:p>75,99</text:p>
          </table:table-cell>
          <table:table-cell office:value-type="float" office:value="71.17" calcext:value-type="float">
            <text:p>71,17</text:p>
          </table:table-cell>
          <table:table-cell office:value-type="float" office:value="76.95" calcext:value-type="float">
            <text:p>76,95</text:p>
          </table:table-cell>
          <table:table-cell office:value-type="float" office:value="75.88" calcext:value-type="float">
            <text:p>75,88</text:p>
          </table:table-cell>
          <table:table-cell office:value-type="float" office:value="73.01" calcext:value-type="float">
            <text:p>73,01</text:p>
          </table:table-cell>
          <table:table-cell office:value-type="float" office:value="66.4" calcext:value-type="float">
            <text:p>66,4</text:p>
          </table:table-cell>
          <table:table-cell office:value-type="float" office:value="73.99" calcext:value-type="float">
            <text:p>73,99</text:p>
          </table:table-cell>
          <table:table-cell office:value-type="float" office:value="77.43" calcext:value-type="float">
            <text:p>77,43</text:p>
          </table:table-cell>
          <table:table-cell office:value-type="float" office:value="78.18" calcext:value-type="float">
            <text:p>78,18</text:p>
          </table:table-cell>
          <table:table-cell office:value-type="float" office:value="75.05" calcext:value-type="float">
            <text:p>75,05</text:p>
          </table:table-cell>
          <table:table-cell office:value-type="float" office:value="77.38" calcext:value-type="float">
            <text:p>77,38</text:p>
          </table:table-cell>
          <table:table-cell office:value-type="float" office:value="73.48" calcext:value-type="float">
            <text:p>73,48</text:p>
          </table:table-cell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9281" calcext:value-type="float">
            <text:p>9281</text:p>
          </table:table-cell>
          <table:table-cell office:value-type="float" office:value="9285" calcext:value-type="float">
            <text:p>9285</text:p>
          </table:table-cell>
          <table:table-cell office:value-type="float" office:value="9283" calcext:value-type="float">
            <text:p>9283</text:p>
          </table:table-cell>
          <table:table-cell office:value-type="float" office:value="9341" calcext:value-type="float">
            <text:p>9341</text:p>
          </table:table-cell>
          <table:table-cell office:value-type="float" office:value="8529" calcext:value-type="float">
            <text:p>8529</text:p>
          </table:table-cell>
          <table:table-cell office:value-type="float" office:value="8514" calcext:value-type="float">
            <text:p>8514</text:p>
          </table:table-cell>
          <table:table-cell office:value-type="float" office:value="9433" calcext:value-type="float">
            <text:p>9433</text:p>
          </table:table-cell>
          <table:table-cell office:value-type="float" office:value="4544" calcext:value-type="float">
            <text:p>4544</text:p>
          </table:table-cell>
          <table:table-cell office:value-type="float" office:value="4671" calcext:value-type="float">
            <text:p>4671</text:p>
          </table:table-cell>
          <table:table-cell office:value-type="float" office:value="9323" calcext:value-type="float">
            <text:p>9323</text:p>
          </table:table-cell>
          <table:table-cell office:value-type="float" office:value="9215" calcext:value-type="float">
            <text:p>9215</text:p>
          </table:table-cell>
          <table:table-cell/>
          <table:table-cell office:value-type="float" office:value="9403" calcext:value-type="float">
            <text:p>9403</text:p>
          </table:table-cell>
          <table:table-cell office:value-type="float" office:value="9253" calcext:value-type="float">
            <text:p>9253</text:p>
          </table:table-cell>
          <table:table-cell office:value-type="float" office:value="9391" calcext:value-type="float">
            <text:p>9391</text:p>
          </table:table-cell>
          <table:table-cell office:value-type="float" office:value="9430" calcext:value-type="float">
            <text:p>9430</text:p>
          </table:table-cell>
          <table:table-cell office:value-type="float" office:value="9239" calcext:value-type="float">
            <text:p>9239</text:p>
          </table:table-cell>
          <table:table-cell office:value-type="float" office:value="9271" calcext:value-type="float">
            <text:p>9271</text:p>
          </table:table-cell>
          <table:table-cell office:value-type="float" office:value="9098" calcext:value-type="float">
            <text:p>9098</text:p>
          </table:table-cell>
          <table:table-cell office:value-type="float" office:value="9294" calcext:value-type="float">
            <text:p>9294</text:p>
          </table:table-cell>
          <table:table-cell office:value-type="float" office:value="9292" calcext:value-type="float">
            <text:p>9292</text:p>
          </table:table-cell>
          <table:table-cell office:value-type="float" office:value="9382" calcext:value-type="float">
            <text:p>9382</text:p>
          </table:table-cell>
          <table:table-cell office:value-type="float" office:value="9267" calcext:value-type="float">
            <text:p>9267</text:p>
          </table:table-cell>
          <table:table-cell office:value-type="float" office:value="9285" calcext:value-type="float">
            <text:p>9285</text:p>
          </table:table-cell>
          <table:table-cell office:value-type="float" office:value="9313" calcext:value-type="float">
            <text:p>931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IL</text:p>
          </table:table-cell>
          <table:table-cell table:number-columns-repeated="2"/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4"/>
          <table:table-cell office:value-type="string" calcext:value-type="string">
            <text:p>FAIL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Switched to 60 s measurement time to speed up the data acquisition</text:p>
          </table:table-cell>
          <table:table-cell table:number-columns-repeated="3"/>
          <table:table-cell office:value-type="string" calcext:value-type="string">
            <text:p>Too close to the edge to measure</text:p>
          </table:table-cell>
          <table:table-cell table:number-columns-repeated="4"/>
          <table:table-cell office:value-type="string" calcext:value-type="string">
            <text:p>Forgot to save the file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This did not work</text:p>
          </table:table-cell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High voltage scan for Am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Gain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4" office:value-type="float" office:value="40" calcext:value-type="float">
            <text:p>4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1152" calcext:value-type="float">
            <text:p>1152</text:p>
          </table:table-cell>
          <table:table-cell office:value-type="float" office:value="1203" calcext:value-type="float">
            <text:p>1203</text:p>
          </table:table-cell>
          <table:table-cell office:value-type="float" office:value="1253" calcext:value-type="float">
            <text:p>1253</text:p>
          </table:table-cell>
          <table:table-cell office:value-type="float" office:value="1301" calcext:value-type="float">
            <text:p>1301</text:p>
          </table:table-cell>
          <table:table-cell office:value-type="float" office:value="1350" calcext:value-type="float">
            <text:p>1350</text:p>
          </table:table-cell>
          <table:table-cell office:value-type="float" office:value="1404" calcext:value-type="float">
            <text:p>1404</text:p>
          </table:table-cell>
          <table:table-cell table:number-columns-repeated="2" office:value-type="float" office:value="1453" calcext:value-type="float">
            <text:p>1453</text:p>
          </table:table-cell>
          <table:table-cell office:value-type="float" office:value="1502" calcext:value-type="float">
            <text:p>1502</text:p>
          </table:table-cell>
          <table:table-cell office:value-type="float" office:value="1550" calcext:value-type="float">
            <text:p>1550</text:p>
          </table:table-cell>
          <table:table-cell table:number-columns-repeated="2" office:value-type="float" office:value="1602" calcext:value-type="float">
            <text:p>1602</text:p>
          </table:table-cell>
          <table:table-cell office:value-type="float" office:value="1651" calcext:value-type="float">
            <text:p>1651</text:p>
          </table:table-cell>
          <table:table-cell table:number-columns-repeated="2" office:value-type="float" office:value="1701" calcext:value-type="float">
            <text:p>1701</text:p>
          </table:table-cell>
          <table:table-cell office:value-type="float" office:value="1751" calcext:value-type="float">
            <text:p>1751</text:p>
          </table:table-cell>
          <table:table-cell table:number-columns-repeated="2" office:value-type="float" office:value="1802" calcext:value-type="float">
            <text:p>1802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1951" calcext:value-type="float">
            <text:p>1951</text:p>
          </table:table-cell>
          <table:table-cell office:value-type="float" office:value="2001" calcext:value-type="float">
            <text:p>2001</text:p>
          </table:table-cell>
          <table:table-cell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string" calcext:value-type="string">
            <text:p>Centroid</text:p>
          </table:table-cell>
          <table:table-cell office:value-type="float" office:value="151.99" calcext:value-type="float">
            <text:p>151,99</text:p>
          </table:table-cell>
          <table:table-cell office:value-type="float" office:value="198.62" calcext:value-type="float">
            <text:p>198,62</text:p>
          </table:table-cell>
          <table:table-cell office:value-type="float" office:value="258.55" calcext:value-type="float">
            <text:p>258,55</text:p>
          </table:table-cell>
          <table:table-cell office:value-type="float" office:value="337" calcext:value-type="float">
            <text:p>337</text:p>
          </table:table-cell>
          <table:table-cell office:value-type="float" office:value="448.72" calcext:value-type="float">
            <text:p>448,72</text:p>
          </table:table-cell>
          <table:table-cell office:value-type="float" office:value="623.09" calcext:value-type="float">
            <text:p>623,09</text:p>
          </table:table-cell>
          <table:table-cell office:value-type="float" office:value="845.87" calcext:value-type="float">
            <text:p>845,87</text:p>
          </table:table-cell>
          <table:table-cell office:value-type="float" office:value="344.97" calcext:value-type="float">
            <text:p>344,97</text:p>
          </table:table-cell>
          <table:table-cell office:value-type="float" office:value="467.42" calcext:value-type="float">
            <text:p>467,42</text:p>
          </table:table-cell>
          <table:table-cell office:value-type="float" office:value="643.68" calcext:value-type="float">
            <text:p>643,68</text:p>
          </table:table-cell>
          <table:table-cell office:value-type="float" office:value="905.54" calcext:value-type="float">
            <text:p>905,54</text:p>
          </table:table-cell>
          <table:table-cell office:value-type="float" office:value="439.77" calcext:value-type="float">
            <text:p>439,77</text:p>
          </table:table-cell>
          <table:table-cell office:value-type="float" office:value="620.46" calcext:value-type="float">
            <text:p>620,46</text:p>
          </table:table-cell>
          <table:table-cell office:value-type="float" office:value="870.95" calcext:value-type="float">
            <text:p>870,95</text:p>
          </table:table-cell>
          <table:table-cell office:value-type="float" office:value="433.79" calcext:value-type="float">
            <text:p>433,79</text:p>
          </table:table-cell>
          <table:table-cell office:value-type="float" office:value="612.59" calcext:value-type="float">
            <text:p>612,59</text:p>
          </table:table-cell>
          <table:table-cell office:value-type="float" office:value="889.48" calcext:value-type="float">
            <text:p>889,48</text:p>
          </table:table-cell>
          <table:table-cell office:value-type="float" office:value="362.09" calcext:value-type="float">
            <text:p>362,09</text:p>
          </table:table-cell>
          <table:table-cell office:value-type="float" office:value="522.12" calcext:value-type="float">
            <text:p>522,12</text:p>
          </table:table-cell>
          <table:table-cell office:value-type="float" office:value="734.32" calcext:value-type="float">
            <text:p>734,32</text:p>
          </table:table-cell>
          <table:table-cell office:value-type="float" office:value="359.32" calcext:value-type="float">
            <text:p>359,32</text:p>
          </table:table-cell>
          <table:table-cell office:value-type="float" office:value="527.55" calcext:value-type="float">
            <text:p>527,55</text:p>
          </table:table-cell>
          <table:table-cell office:value-type="float" office:value="751.21" calcext:value-type="float">
            <text:p>751,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HM</text:p>
          </table:table-cell>
          <table:table-cell office:value-type="float" office:value="13.3985" calcext:value-type="float">
            <text:p>13,3985</text:p>
          </table:table-cell>
          <table:table-cell office:value-type="float" office:value="14.6856" calcext:value-type="float">
            <text:p>14,6856</text:p>
          </table:table-cell>
          <table:table-cell office:value-type="float" office:value="17.3017" calcext:value-type="float">
            <text:p>17,3017</text:p>
          </table:table-cell>
          <table:table-cell office:value-type="float" office:value="20.6042" calcext:value-type="float">
            <text:p>20,6042</text:p>
          </table:table-cell>
          <table:table-cell office:value-type="float" office:value="19.627" calcext:value-type="float">
            <text:p>19,627</text:p>
          </table:table-cell>
          <table:table-cell office:value-type="float" office:value="27.0981" calcext:value-type="float">
            <text:p>27,0981</text:p>
          </table:table-cell>
          <table:table-cell office:value-type="float" office:value="25.3015" calcext:value-type="float">
            <text:p>25,3015</text:p>
          </table:table-cell>
          <table:table-cell office:value-type="float" office:value="22.6091" calcext:value-type="float">
            <text:p>22,6091</text:p>
          </table:table-cell>
          <table:table-cell office:value-type="float" office:value="22.2814" calcext:value-type="float">
            <text:p>22,2814</text:p>
          </table:table-cell>
          <table:table-cell office:value-type="float" office:value="25.285" calcext:value-type="float">
            <text:p>25,285</text:p>
          </table:table-cell>
          <table:table-cell office:value-type="float" office:value="30.5512" calcext:value-type="float">
            <text:p>30,5512</text:p>
          </table:table-cell>
          <table:table-cell office:value-type="float" office:value="24.4238" calcext:value-type="float">
            <text:p>24,4238</text:p>
          </table:table-cell>
          <table:table-cell office:value-type="float" office:value="32.7889" calcext:value-type="float">
            <text:p>32,7889</text:p>
          </table:table-cell>
          <table:table-cell office:value-type="float" office:value="52.4629" calcext:value-type="float">
            <text:p>52,4629</text:p>
          </table:table-cell>
          <table:table-cell office:value-type="float" office:value="24.037" calcext:value-type="float">
            <text:p>24,037</text:p>
          </table:table-cell>
          <table:table-cell office:value-type="float" office:value="35.4427" calcext:value-type="float">
            <text:p>35,4427</text:p>
          </table:table-cell>
          <table:table-cell office:value-type="float" office:value="36.5949" calcext:value-type="float">
            <text:p>36,5949</text:p>
          </table:table-cell>
          <table:table-cell office:value-type="float" office:value="24.9243" calcext:value-type="float">
            <text:p>24,9243</text:p>
          </table:table-cell>
          <table:table-cell office:value-type="float" office:value="37.4306" calcext:value-type="float">
            <text:p>37,4306</text:p>
          </table:table-cell>
          <table:table-cell office:value-type="float" office:value="27.6635" calcext:value-type="float">
            <text:p>27,6635</text:p>
          </table:table-cell>
          <table:table-cell office:value-type="float" office:value="28.6004" calcext:value-type="float">
            <text:p>28,6004</text:p>
          </table:table-cell>
          <table:table-cell office:value-type="float" office:value="39.0597" calcext:value-type="float">
            <text:p>39,0597</text:p>
          </table:table-cell>
          <table:table-cell office:value-type="float" office:value="50.033" calcext:value-type="float">
            <text:p>50,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area</text:p>
          </table:table-cell>
          <table:table-cell office:value-type="float" office:value="3.853" calcext:value-type="float">
            <text:p>3,853</text:p>
          </table:table-cell>
          <table:table-cell office:value-type="float" office:value="3.836" calcext:value-type="float">
            <text:p>3,836</text:p>
          </table:table-cell>
          <table:table-cell office:value-type="float" office:value="4.024" calcext:value-type="float">
            <text:p>4,024</text:p>
          </table:table-cell>
          <table:table-cell office:value-type="float" office:value="4194" calcext:value-type="float">
            <text:p>4194</text:p>
          </table:table-cell>
          <table:table-cell office:value-type="float" office:value="3540" calcext:value-type="float">
            <text:p>3540</text:p>
          </table:table-cell>
          <table:table-cell office:value-type="float" office:value="3504" calcext:value-type="float">
            <text:p>3504</text:p>
          </table:table-cell>
          <table:table-cell office:value-type="float" office:value="4075" calcext:value-type="float">
            <text:p>4075</text:p>
          </table:table-cell>
          <table:table-cell office:value-type="float" office:value="4001" calcext:value-type="float">
            <text:p>4001</text:p>
          </table:table-cell>
          <table:table-cell office:value-type="float" office:value="4066" calcext:value-type="float">
            <text:p>4066</text:p>
          </table:table-cell>
          <table:table-cell office:value-type="float" office:value="3081" calcext:value-type="float">
            <text:p>3081</text:p>
          </table:table-cell>
          <table:table-cell office:value-type="float" office:value="3093" calcext:value-type="float">
            <text:p>3093</text:p>
          </table:table-cell>
          <table:table-cell office:value-type="float" office:value="4132" calcext:value-type="float">
            <text:p>4132</text:p>
          </table:table-cell>
          <table:table-cell office:value-type="float" office:value="3519" calcext:value-type="float">
            <text:p>3519</text:p>
          </table:table-cell>
          <table:table-cell office:value-type="float" office:value="4042" calcext:value-type="float">
            <text:p>4042</text:p>
          </table:table-cell>
          <table:table-cell office:value-type="float" office:value="3933" calcext:value-type="float">
            <text:p>3933</text:p>
          </table:table-cell>
          <table:table-cell office:value-type="float" office:value="3814" calcext:value-type="float">
            <text:p>3814</text:p>
          </table:table-cell>
          <table:table-cell office:value-type="float" office:value="3602" calcext:value-type="float">
            <text:p>3602</text:p>
          </table:table-cell>
          <table:table-cell office:value-type="float" office:value="3713" calcext:value-type="float">
            <text:p>3713</text:p>
          </table:table-cell>
          <table:table-cell office:value-type="float" office:value="3674" calcext:value-type="float">
            <text:p>3674</text:p>
          </table:table-cell>
          <table:table-cell office:value-type="float" office:value="3655" calcext:value-type="float">
            <text:p>3655</text:p>
          </table:table-cell>
          <table:table-cell office:value-type="float" office:value="3234" calcext:value-type="float">
            <text:p>3234</text:p>
          </table:table-cell>
          <table:table-cell office:value-type="float" office:value="3229" calcext:value-type="float">
            <text:p>3229</text:p>
          </table:table-cell>
          <table:table-cell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certainty</text:p>
          </table:table-cell>
          <table:table-cell office:value-type="float" office:value="1.89" calcext:value-type="float">
            <text:p>1,89</text:p>
          </table:table-cell>
          <table:table-cell office:value-type="float" office:value="2.92" calcext:value-type="float">
            <text:p>2,92</text:p>
          </table:table-cell>
          <table:table-cell office:value-type="float" office:value="1.78" calcext:value-type="float">
            <text:p>1,78</text:p>
          </table:table-cell>
          <table:table-cell office:value-type="float" office:value="1.69" calcext:value-type="float">
            <text:p>1,69</text:p>
          </table:table-cell>
          <table:table-cell office:value-type="float" office:value="2.01" calcext:value-type="float">
            <text:p>2,01</text:p>
          </table:table-cell>
          <table:table-cell office:value-type="float" office:value="1.95" calcext:value-type="float">
            <text:p>1,95</text:p>
          </table:table-cell>
          <table:table-cell office:value-type="float" office:value="1.65" calcext:value-type="float">
            <text:p>1,65</text:p>
          </table:table-cell>
          <table:table-cell office:value-type="float" office:value="1.76" calcext:value-type="float">
            <text:p>1,76</text:p>
          </table:table-cell>
          <table:table-cell office:value-type="float" office:value="1.73" calcext:value-type="float">
            <text:p>1,73</text:p>
          </table:table-cell>
          <table:table-cell office:value-type="float" office:value="2.24" calcext:value-type="float">
            <text:p>2,24</text:p>
          </table:table-cell>
          <table:table-cell office:value-type="float" office:value="2.34" calcext:value-type="float">
            <text:p>2,34</text:p>
          </table:table-cell>
          <table:table-cell office:value-type="float" office:value="1.68" calcext:value-type="float">
            <text:p>1,68</text:p>
          </table:table-cell>
          <table:table-cell office:value-type="float" office:value="1.89" calcext:value-type="float">
            <text:p>1,89</text:p>
          </table:table-cell>
          <table:table-cell office:value-type="float" office:value="1.66" calcext:value-type="float">
            <text:p>1,66</text:p>
          </table:table-cell>
          <table:table-cell office:value-type="float" office:value="1.77" calcext:value-type="float">
            <text:p>1,77</text:p>
          </table:table-cell>
          <table:table-cell office:value-type="float" office:value="1.83" calcext:value-type="float">
            <text:p>1,83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1.93" calcext:value-type="float">
            <text:p>1,93</text:p>
          </table:table-cell>
          <table:table-cell office:value-type="float" office:value="2.01" calcext:value-type="float">
            <text:p>2,01</text:p>
          </table:table-cell>
          <table:table-cell office:value-type="float" office:value="2.28" calcext:value-type="float">
            <text:p>2,28</text:p>
          </table:table-cell>
          <table:table-cell office:value-type="float" office:value="2.23" calcext:value-type="float">
            <text:p>2,23</text:p>
          </table:table-cell>
          <table:table-cell office:value-type="float" office:value="1.71" calcext:value-type="float">
            <text:p>1,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rate</text:p>
          </table:table-cell>
          <table:table-cell office:value-type="float" office:value="32.11" calcext:value-type="float">
            <text:p>32,11</text:p>
          </table:table-cell>
          <table:table-cell office:value-type="float" office:value="42.97" calcext:value-type="float">
            <text:p>42,97</text:p>
          </table:table-cell>
          <table:table-cell office:value-type="float" office:value="33.53" calcext:value-type="float">
            <text:p>33,53</text:p>
          </table:table-cell>
          <table:table-cell office:value-type="float" office:value="34.95" calcext:value-type="float">
            <text:p>34,95</text:p>
          </table:table-cell>
          <table:table-cell office:value-type="float" office:value="29.5" calcext:value-type="float">
            <text:p>29,5</text:p>
          </table:table-cell>
          <table:table-cell office:value-type="float" office:value="29.2" calcext:value-type="float">
            <text:p>29,2</text:p>
          </table:table-cell>
          <table:table-cell office:value-type="float" office:value="33.96" calcext:value-type="float">
            <text:p>33,96</text:p>
          </table:table-cell>
          <table:table-cell office:value-type="float" office:value="33.34" calcext:value-type="float">
            <text:p>33,34</text:p>
          </table:table-cell>
          <table:table-cell office:value-type="float" office:value="33.88" calcext:value-type="float">
            <text:p>33,88</text:p>
          </table:table-cell>
          <table:table-cell office:value-type="float" office:value="25.68" calcext:value-type="float">
            <text:p>25,68</text:p>
          </table:table-cell>
          <table:table-cell office:value-type="float" office:value="23.77" calcext:value-type="float">
            <text:p>23,77</text:p>
          </table:table-cell>
          <table:table-cell office:value-type="float" office:value="34.43" calcext:value-type="float">
            <text:p>34,43</text:p>
          </table:table-cell>
          <table:table-cell office:value-type="float" office:value="29.32" calcext:value-type="float">
            <text:p>29,32</text:p>
          </table:table-cell>
          <table:table-cell office:value-type="float" office:value="33.68" calcext:value-type="float">
            <text:p>33,68</text:p>
          </table:table-cell>
          <table:table-cell office:value-type="float" office:value="32.77" calcext:value-type="float">
            <text:p>32,77</text:p>
          </table:table-cell>
          <table:table-cell office:value-type="float" office:value="31.78" calcext:value-type="float">
            <text:p>31,78</text:p>
          </table:table-cell>
          <table:table-cell office:value-type="float" office:value="30.02" calcext:value-type="float">
            <text:p>30,02</text:p>
          </table:table-cell>
          <table:table-cell office:value-type="float" office:value="30.94" calcext:value-type="float">
            <text:p>30,94</text:p>
          </table:table-cell>
          <table:table-cell office:value-type="float" office:value="30.61" calcext:value-type="float">
            <text:p>30,61</text:p>
          </table:table-cell>
          <table:table-cell office:value-type="float" office:value="39.46" calcext:value-type="float">
            <text:p>39,46</text:p>
          </table:table-cell>
          <table:table-cell office:value-type="float" office:value="26.95" calcext:value-type="float">
            <text:p>26,95</text:p>
          </table:table-cell>
          <table:table-cell office:value-type="float" office:value="26.9" calcext:value-type="float">
            <text:p>26,9</text:p>
          </table:table-cell>
          <table:table-cell office:value-type="float" office:value="32.67" calcext:value-type="float">
            <text:p>32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 area</text:p>
          </table:table-cell>
          <table:table-cell office:value-type="float" office:value="3.591" calcext:value-type="float">
            <text:p>3,591</text:p>
          </table:table-cell>
          <table:table-cell office:value-type="float" office:value="4.613" calcext:value-type="float">
            <text:p>4,613</text:p>
          </table:table-cell>
          <table:table-cell office:value-type="float" office:value="4.584" calcext:value-type="float">
            <text:p>4,584</text:p>
          </table:table-cell>
          <table:table-cell office:value-type="float" office:value="4596" calcext:value-type="float">
            <text:p>4596</text:p>
          </table:table-cell>
          <table:table-cell office:value-type="float" office:value="4290" calcext:value-type="float">
            <text:p>4290</text:p>
          </table:table-cell>
          <table:table-cell office:value-type="float" office:value="4080" calcext:value-type="float">
            <text:p>4080</text:p>
          </table:table-cell>
          <table:table-cell office:value-type="float" office:value="4291" calcext:value-type="float">
            <text:p>4291</text:p>
          </table:table-cell>
          <table:table-cell office:value-type="float" office:value="4473" calcext:value-type="float">
            <text:p>4473</text:p>
          </table:table-cell>
          <table:table-cell office:value-type="float" office:value="4511" calcext:value-type="float">
            <text:p>4511</text:p>
          </table:table-cell>
          <table:table-cell office:value-type="float" office:value="3931" calcext:value-type="float">
            <text:p>3931</text:p>
          </table:table-cell>
          <table:table-cell office:value-type="float" office:value="4172" calcext:value-type="float">
            <text:p>4172</text:p>
          </table:table-cell>
          <table:table-cell office:value-type="float" office:value="4475" calcext:value-type="float">
            <text:p>4475</text:p>
          </table:table-cell>
          <table:table-cell office:value-type="float" office:value="3964" calcext:value-type="float">
            <text:p>3964</text:p>
          </table:table-cell>
          <table:table-cell office:value-type="float" office:value="4282" calcext:value-type="float">
            <text:p>4282</text:p>
          </table:table-cell>
          <table:table-cell office:value-type="float" office:value="4378" calcext:value-type="float">
            <text:p>4378</text:p>
          </table:table-cell>
          <table:table-cell office:value-type="float" office:value="4334" calcext:value-type="float">
            <text:p>4334</text:p>
          </table:table-cell>
          <table:table-cell office:value-type="float" office:value="4302" calcext:value-type="float">
            <text:p>4302</text:p>
          </table:table-cell>
          <table:table-cell office:value-type="float" office:value="4424" calcext:value-type="float">
            <text:p>4424</text:p>
          </table:table-cell>
          <table:table-cell office:value-type="float" office:value="4356" calcext:value-type="float">
            <text:p>4356</text:p>
          </table:table-cell>
          <table:table-cell office:value-type="float" office:value="3524" calcext:value-type="float">
            <text:p>3524</text:p>
          </table:table-cell>
          <table:table-cell office:value-type="float" office:value="4327" calcext:value-type="float">
            <text:p>4327</text:p>
          </table:table-cell>
          <table:table-cell office:value-type="float" office:value="4205" calcext:value-type="float">
            <text:p>4205</text:p>
          </table:table-cell>
          <table:table-cell office:value-type="float" office:value="4214" calcext:value-type="float">
            <text:p>42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AIL</text:p>
          </table:table-cell>
          <table:table-cell/>
        </table:table-row>
        <table:table-row table:style-name="ro1">
          <table:table-cell table:number-columns-repeated="24"/>
          <table:table-cell office:value-type="string" calcext:value-type="string">
            <text:p>Peak was outside the range</text:p>
          </table:table-cell>
          <table:table-cell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Measurement day 2</text:p>
          </table:table-cell>
          <table:table-cell table:number-columns-repeated="25"/>
        </table:table-row>
        <table:table-row table:style-name="ro1">
          <table:table-cell table:style-name="ce4" office:value-type="date" office:date-value="2020-12-01" calcext:value-type="date">
            <text:p>2020-12-01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>
            <text:p>Am measuremen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1811" calcext:value-type="float">
            <text:p>18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easurement time (min)</text:p>
          </table:table-cell>
          <table:table-cell office:value-type="float" office:value="30" calcext:value-type="float">
            <text:p>30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.00.0000</text:date>, <text:time style:data-style-name="N2" text:time-value="11:23:28.652111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3.1$Linux_X86_64 LibreOffice_project/00$Build-1</meta:generator>
    <dc:date>2020-12-08T14:09:03.271173087</dc:date>
    <meta:editing-duration>PT10H39M25S</meta:editing-duration>
    <meta:editing-cycles>361</meta:editing-cycles>
    <meta:document-statistic meta:table-count="1" meta:cell-count="900" meta:object-count="0"/>
  </office:meta>
</office:document-meta>
</file>